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Player:</text:p>
      <text:p text:style-name="P1"><text:s text:c="4"/>def __init__(self, name):</text:p>
      <text:p text:style-name="P1"><text:s text:c="8"/>self.name = name</text:p>
      <text:p text:style-name="P1"/>
      <text:p text:style-name="P1"><text:s text:c="8"/># Baskets count starts at 0</text:p>
      <text:p text:style-name="P1"><text:s text:c="8"/>self.baskets = 0</text:p>
      <text:p text:style-name="P1"/>
      <text:p text:style-name="P1"><text:s text:c="8"/># Shots count starts at 0</text:p>
      <text:p text:style-name="P1"><text:s text:c="8"/>self.shots = 0</text:p>
      <text:p text:style-name="P1"/>
      <text:p text:style-name="P1"><text:s text:c="4"/>def __repr__(self):</text:p>
      <text:p text:style-name="P1"><text:s text:c="8"/># Example: "Avery 9/10"</text:p>
      <text:p text:style-name="P1"><text:s text:c="8"/>return f"{self.name} {self.baskets}/{self.shots}"</text:p>
      <text:p text:style-name="P1"/>
      <text:p text:style-name="P1"/>
      <text:p text:style-name="P1">class Team:</text:p>
      <text:p text:style-name="P1"><text:s text:c="4"/>def __init__(self):</text:p>
      <text:p text:style-name="P1"><text:s text:c="8"/># List of player objects, starts empty</text:p>
      <text:p text:style-name="P1"><text:s text:c="8"/>self.players = []</text:p>
      <text:p text:style-name="P1"/>
      <text:p text:style-name="P1"><text:s text:c="4"/>def addPlayer(self, name):</text:p>
      <text:p text:style-name="P1"><text:s text:c="8"/># Make a new player with the given name and add to team</text:p>
      <text:p text:style-name="P1"><text:s text:c="8"/>self.players.append(Player(name))</text:p>
      <text:p text:style-name="P1"/>
      <text:p text:style-name="P1"><text:s text:c="4"/>def addBasket(self, name):</text:p>
      <text:p text:style-name="P1"><text:s text:c="8"/># Find the player matching name and update basket and shot count</text:p>
      <text:p text:style-name="P1"><text:s text:c="8"/>for player in self.players:</text:p>
      <text:p text:style-name="P1"><text:s text:c="12"/># Find the player with the matching name</text:p>
      <text:p text:style-name="P1"><text:s text:c="12"/>if player.name == name:</text:p>
      <text:p text:style-name="P1"><text:s text:c="16"/># Update both shots and baskets for successful shot</text:p>
      <text:p text:style-name="P1"><text:s text:c="16"/>player.baskets += 1</text:p>
      <text:p text:style-name="P1"><text:s text:c="16"/>player.shots += 1</text:p>
      <text:p text:style-name="P1"/>
      <text:p text:style-name="P1"><text:s text:c="4"/>def addMiss(self, name):</text:p>
      <text:p text:style-name="P1"><text:s text:c="8"/># Find the player matching name and update shot count</text:p>
      <text:p text:style-name="P1"><text:s text:c="8"/>for player in self.players:</text:p>
      <text:p text:style-name="P1"><text:s text:c="12"/># Find the player with the matching name</text:p>
      <text:p text:style-name="P1"><text:s text:c="12"/>if player.name == name:</text:p>
      <text:p text:style-name="P1"><text:s text:c="16"/># Only update shots for unsuccessful shot</text:p>
      <text:p text:style-name="P1"><text:s text:c="16"/>player.shots += 1</text:p>
      <text:p text:style-name="P1"/>
      <text:p text:style-name="P1"><text:s text:c="4"/>def __repr__(self):</text:p>
      <text:p text:style-name="P1"><text:s text:c="8"/># Number of players</text:p>
      <text:p text:style-name="P1"><text:s text:c="8"/>numPlayers = len(self.players)</text:p>
      <text:p text:style-name="P1"/>
      <text:p text:style-name="P1"><text:s text:c="8"/># Use to count total baskets</text:p>
      <text:p text:style-name="P1"><text:s text:c="8"/>totalBaskets = 0</text:p>
      <text:p text:style-name="P1"/>
      <text:p text:style-name="P1"><text:s text:c="8"/># Use to count total shots</text:p>
      <text:p text:style-name="P1"><text:s text:c="8"/>totalShots = 0</text:p>
      <text:p text:style-name="P1"/>
      <text:p text:style-name="P1"><text:s text:c="8"/># Use to build string representation</text:p>
      <text:p text:style-name="P1"><text:s text:c="8"/>result = ""</text:p>
      <text:p text:style-name="P1"/>
      <text:p text:style-name="P1"><text:s text:c="8"/>for player in self.players:</text:p>
      <text:p text:style-name="P1"><text:s text:c="12"/># Calls player __repr__ method and add newline</text:p>
      <text:p text:style-name="P1"><text:s text:c="12"/>result += f"{player}\n"</text:p>
      <text:p text:style-name="P1"><text:s text:c="12"/># Add players stats to totals</text:p>
      <text:p text:style-name="P1"><text:s text:c="12"/>totalBaskets += player.baskets</text:p>
      <text:p text:style-name="P1"><text:s text:c="12"/>totalShots += player.shots</text:p>
      <text:p text:style-name="P1"/>
      <text:p text:style-name="P1"><text:s text:c="8"/># Add divider line</text:p>
      <text:p text:style-name="P1"><text:s text:c="8"/>result += "-" * 20</text:p>
      <text:p text:style-name="P1"><text:s text:c="8"/># Add row with summary information</text:p>
      <text:p text:style-name="P1"><text:s text:c="8"/>result += f"\n{numPlayers} players {totalBaskets}/{totalShots} total"</text:p>
      <text:p text:style-name="P1"><text:s text:c="8"/>return resul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1:39:20.352032908</meta:creation-date>
    <dc:date>2025-10-15T11:40:29.038607613</dc:date>
    <meta:editing-duration>PT1M9S</meta:editing-duration>
    <meta:editing-cycles>1</meta:editing-cycles>
    <meta:document-statistic meta:table-count="0" meta:image-count="0" meta:object-count="0" meta:page-count="1" meta:paragraph-count="52" meta:word-count="237" meta:character-count="1898" meta:non-whitespace-character-count="1265"/>
    <meta:generator>LibreOffice/24.8.3.2$Linux_X86_64 LibreOffice_project/480$Build-2</meta:generator>
  </office:meta>
</office:document-meta>
</file>